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P11" style:family="paragraph" style:parent-style-name="Standard">
      <style:text-properties officeooo:rsid="00215652" officeooo:paragraph-rsid="00215652"/>
    </style:style>
    <style:style style:name="P12" style:family="paragraph" style:parent-style-name="Standard">
      <style:text-properties officeooo:rsid="002400a5" officeooo:paragraph-rsid="002400a5"/>
    </style:style>
    <style:style style:name="P13" style:family="paragraph" style:parent-style-name="Standard">
      <style:text-properties officeooo:rsid="0045357b" officeooo:paragraph-rsid="0045357b"/>
    </style:style>
    <style:style style:name="P14" style:family="paragraph" style:parent-style-name="Standard">
      <style:text-properties officeooo:rsid="0046b0e8" officeooo:paragraph-rsid="0046b0e8"/>
    </style:style>
    <style:style style:name="P15" style:family="paragraph" style:parent-style-name="Standard">
      <style:text-properties fo:font-weight="normal" officeooo:rsid="0022ca21" officeooo:paragraph-rsid="0022ca21" style:font-weight-asian="normal" style:font-weight-complex="normal"/>
    </style:style>
    <style:style style:name="P16" style:family="paragraph" style:parent-style-name="Standard">
      <style:text-properties fo:font-weight="normal" officeooo:rsid="00215652" officeooo:paragraph-rsid="0022ca21" style:font-weight-asian="normal" style:font-weight-complex="normal"/>
    </style:style>
    <style:style style:name="P17" style:family="paragraph" style:parent-style-name="Standard">
      <style:text-properties fo:font-weight="normal" officeooo:rsid="004293a2" officeooo:paragraph-rsid="00419547" style:font-weight-asian="normal" style:font-weight-complex="normal"/>
    </style:style>
    <style:style style:name="P18" style:family="paragraph" style:parent-style-name="Standard">
      <style:text-properties officeooo:rsid="0049d72d" officeooo:paragraph-rsid="0049d72d"/>
    </style:style>
    <style:style style:name="P19" style:family="paragraph" style:parent-style-name="Heading_20_3">
      <style:text-properties officeooo:rsid="00419547" officeooo:paragraph-rsid="00419547"/>
    </style:style>
    <style:style style:name="P20" style:family="paragraph" style:parent-style-name="Heading_20_3">
      <style:text-properties officeooo:rsid="0045357b" officeooo:paragraph-rsid="0045357b"/>
    </style:style>
    <style:style style:name="P21" style:family="paragraph" style:parent-style-name="Text_20_body">
      <style:text-properties officeooo:paragraph-rsid="000bc9c9"/>
    </style:style>
    <style:style style:name="P22" style:family="paragraph" style:parent-style-name="Text_20_body">
      <style:text-properties officeooo:rsid="00215652" officeooo:paragraph-rsid="00215652"/>
    </style:style>
    <style:style style:name="P23" style:family="paragraph" style:parent-style-name="Text_20_body">
      <style:text-properties officeooo:rsid="00386e5a" officeooo:paragraph-rsid="00386e5a"/>
    </style:style>
    <style:style style:name="P24" style:family="paragraph" style:parent-style-name="Text_20_body">
      <style:text-properties officeooo:paragraph-rsid="00411ae0"/>
    </style:style>
    <style:style style:name="P2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2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8"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9"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bold" officeooo:rsid="0014a845" officeooo:paragraph-rsid="0014a845" style:text-blinking="false" fo:background-color="transparent" style:font-weight-asian="bold" style:font-weight-complex="bold"/>
    </style:style>
    <style:style style:name="P34" style:family="paragraph" style:parent-style-name="Standard">
      <style:text-properties officeooo:rsid="004e4425" officeooo:paragraph-rsid="004e4425"/>
    </style:style>
    <style:style style:name="P35" style:family="paragraph" style:parent-style-name="Standard">
      <style:text-properties officeooo:rsid="0048ea64" officeooo:paragraph-rsid="0048ea64"/>
    </style:style>
    <style:style style:name="P36" style:family="paragraph" style:parent-style-name="Standard">
      <style:text-properties officeooo:rsid="004f90c1" officeooo:paragraph-rsid="004f90c1"/>
    </style:style>
    <style:style style:name="P37" style:family="paragraph" style:parent-style-name="Standard">
      <style:text-properties officeooo:rsid="00419547" officeooo:paragraph-rsid="00419547"/>
    </style:style>
    <style:style style:name="P38" style:family="paragraph" style:parent-style-name="Standard">
      <style:text-properties officeooo:rsid="005028f4" officeooo:paragraph-rsid="005028f4"/>
    </style:style>
    <style:style style:name="P39" style:family="paragraph" style:parent-style-name="Standard" style:list-style-name="L6">
      <style:text-properties officeooo:rsid="005028f4" officeooo:paragraph-rsid="005028f4"/>
    </style:style>
    <style:style style:name="P40" style:family="paragraph" style:parent-style-name="Standard">
      <style:text-properties fo:font-weight="normal" officeooo:rsid="0051caf4" officeooo:paragraph-rsid="0051caf4" style:font-weight-asian="normal" style:font-weight-complex="normal"/>
    </style:style>
    <style:style style:name="P41"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552d81" style:text-blinking="false" fo:background-color="transparent" loext:char-shading-value="0" style:font-weight-asian="normal" style:font-weight-complex="normal"/>
    </style:style>
    <style:style style:name="T8"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9" style:family="text">
      <style:text-properties style:text-line-through-style="none" style:text-line-through-type="none" style:font-name="Arial1" fo:font-size="11pt" style:text-underline-style="none" fo:font-weight="normal" officeooo:rsid="00552d81" style:text-blinking="false" fo:background-color="transparent" loext:char-shading-value="0"/>
    </style:style>
    <style:style style:name="T10"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2"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3"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4" style:family="text">
      <style:text-properties officeooo:rsid="0012a7d1"/>
    </style:style>
    <style:style style:name="T15" style:family="text">
      <style:text-properties officeooo:rsid="00145f28"/>
    </style:style>
    <style:style style:name="T16" style:family="text">
      <style:text-properties officeooo:rsid="00169fa9"/>
    </style:style>
    <style:style style:name="T17" style:family="text">
      <style:text-properties officeooo:rsid="00195a1e"/>
    </style:style>
    <style:style style:name="T18" style:family="text">
      <style:text-properties officeooo:rsid="001c6919"/>
    </style:style>
    <style:style style:name="T19" style:family="text">
      <style:text-properties officeooo:rsid="001d5f09"/>
    </style:style>
    <style:style style:name="T20" style:family="text">
      <style:text-properties officeooo:rsid="001de5cb"/>
    </style:style>
    <style:style style:name="T21" style:family="text">
      <style:text-properties officeooo:rsid="001def2b"/>
    </style:style>
    <style:style style:name="T22" style:family="text">
      <style:text-properties fo:font-weight="bold" style:font-weight-asian="bold" style:font-weight-complex="bold"/>
    </style:style>
    <style:style style:name="T23" style:family="text">
      <style:text-properties fo:font-weight="bold" officeooo:rsid="00342ff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8de4" style:font-weight-asian="normal" style:font-weight-complex="normal"/>
    </style:style>
    <style:style style:name="T26" style:family="text">
      <style:text-properties fo:font-weight="normal" officeooo:rsid="00342fff" style:font-weight-asian="normal" style:font-weight-complex="normal"/>
    </style:style>
    <style:style style:name="T27" style:family="text">
      <style:text-properties fo:font-weight="normal" officeooo:rsid="005028f4" style:font-weight-asian="normal" style:font-weight-complex="normal"/>
    </style:style>
    <style:style style:name="T28" style:family="text">
      <style:text-properties fo:font-weight="normal" officeooo:rsid="0051caf4" style:font-weight-asian="normal" style:font-weight-complex="normal"/>
    </style:style>
    <style:style style:name="T29" style:family="text">
      <style:text-properties officeooo:rsid="0022ca21"/>
    </style:style>
    <style:style style:name="T30" style:family="text">
      <style:text-properties officeooo:rsid="002980f7"/>
    </style:style>
    <style:style style:name="T31" style:family="text">
      <style:text-properties officeooo:rsid="002eaa06"/>
    </style:style>
    <style:style style:name="T32" style:family="text">
      <style:text-properties officeooo:rsid="00303446"/>
    </style:style>
    <style:style style:name="T33" style:family="text">
      <style:text-properties officeooo:rsid="0032e1ed"/>
    </style:style>
    <style:style style:name="T34" style:family="text">
      <style:text-properties officeooo:rsid="00395ff1"/>
    </style:style>
    <style:style style:name="T35" style:family="text">
      <style:text-properties officeooo:rsid="003c90f9"/>
    </style:style>
    <style:style style:name="T36" style:family="text">
      <style:text-properties officeooo:rsid="003f9824"/>
    </style:style>
    <style:style style:name="T37" style:family="text">
      <style:text-properties officeooo:rsid="00411ae0"/>
    </style:style>
    <style:style style:name="T38" style:family="text">
      <style:text-properties officeooo:rsid="004b1d55"/>
    </style:style>
    <style:style style:name="T39" style:family="text">
      <style:text-properties officeooo:rsid="004c3d1b"/>
    </style:style>
    <style:style style:name="T40" style:family="text">
      <style:text-properties officeooo:rsid="005028f4"/>
    </style:style>
    <style:style style:name="T41" style:family="text">
      <style:text-properties officeooo:rsid="005374e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docs-internal-guid-f1d80461-7fff-0e2c-1225-120d87ee7775"/>MopedRebel</text:p>
      <text:p text:style-name="P5">Game Design Document</text:p>
      <text:p text:style-name="P23"/>
      <text:p text:style-name="P1">Promo Blurb</text:p>
      <text:p text:style-name="Text_20_body"/>
      <text:p text:style-name="P21">A rebel in the land of conformist moped users, moped rebel (MR) is a too-cool-for-school punk that doesn't abide by the rules and is always out looking for ways to undermine the “Man”, man… </text:p>
      <text:p text:style-name="P21">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Deliveries</text:p>
      <text:p text:style-name="P24">MR work for <text:span text:style-name="T37">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3">Street Cred (SC)</text:p>
      <text:p text:style-name="P6">The only important currency in MR life. </text:p>
      <text:p text:style-name="Text_20_body"/>
      <text:p text:style-name="P6">SC goes UP if MR: </text:p>
      <text:list xml:id="list3085028673" text:style-name="L1">
        <text:list-item>
          <text:p text:style-name="P25">Successfully navigates traffic on the way to their delivery</text:p>
          <text:list>
            <text:list-item>
              <text:p text:style-name="P30">SC continuously grows as MR navigate traffic, the faster MR move the better the gain, <text:span text:style-name="T17">SC only gained for driving over the speed limit</text:span></text:p>
            </text:list-item>
          </text:list>
        </text:list-item>
        <text:list-item>
          <text:p text:style-name="P25">Successfully resolves conflicts with other members of traffic once those occur</text:p>
          <text:list>
            <text:list-item>
              <text:p text:style-name="P30">Paying off – gain some SC (low risk, <text:span text:style-name="T20">uses money</text:span>)</text:p>
            </text:list-item>
            <text:list-item>
              <text:p text:style-name="P30">Diss – gain moderate SC (moderate risk – <text:span text:style-name="T16">success depends on current SC level</text:span>, might evolve into Fight)</text:p>
            </text:list-item>
            <text:list-item>
              <text:p text:style-name="P30">Fight – gain most SC (skill + high risk)</text:p>
            </text:list-item>
          </text:list>
        </text:list-item>
      </text:list>
      <text:p text:style-name="P7"/>
      <text:p text:style-name="P6">The <text:span text:style-name="T21">faster</text:span> MR actual delivery time is, the more money MR will be tipped by their company customers. <text:span text:style-name="T21">This means that staying in a delivery is balanced between gaining more money by rushing through or hanging around and raising MR SC.</text:span></text:p>
      <text:p text:style-name="P33">If MR are hurt in too many fights they cant continue the delivery and need to recover.</text:p>
      <text:p text:style-name="Text_20_body"/>
      <text:p text:style-name="P4">Money</text:p>
      <text:p text:style-name="P6">MR uses money acquired from customers to </text:p>
      <text:list xml:id="list1668460556" text:style-name="L3">
        <text:list-item>
          <text:p text:style-name="P27">buy stickers for their moped</text:p>
        </text:list-item>
        <text:list-item>
          <text:p text:style-name="P27">repair any damages caused by vehicular accidents to moped or the stickers (drawing new versions with sharpie)</text:p>
        </text:list-item>
        <text:list-item>
          <text:p text:style-name="P27">Pay off conflicts with traffic members</text:p>
        </text:list-item>
        <text:list-item>
          <text:p text:style-name="P31"><text:soft-page-break/>Patch themselves up after a stage with lost fights</text:p>
        </text:list-item>
        <text:list-item>
          <text:p text:style-name="P32"><text:span text:style-name="T36">Pay </text:span>for late deliveries</text:p>
        </text:list-item>
      </text:list>
      <text:p text:style-name="P1">Stickers System</text:p>
      <text:p text:style-name="P6">MR use money to buy stickers that pimp out their moped. The number of stickers that can be put on the moped at aby one time is limited. Stickers get damaged by collision much like the moped itself, losing part of their potency</text:p>
      <text:p text:style-name="P6">Stickers cause different additional permanent bonuses for the moped like</text:p>
      <text:list xml:id="list1671776731" text:style-name="L4">
        <text:list-item>
          <text:p text:style-name="P28">higher <text:span text:style-name="T31">top</text:span> speed</text:p>
        </text:list-item>
        <text:list-item>
          <text:p text:style-name="P28">more turbo</text:p>
        </text:list-item>
        <text:list-item>
          <text:p text:style-name="P28">faster swerving</text:p>
        </text:list-item>
        <text:list-item>
          <text:p text:style-name="P28">more durability against hitting <text:span text:style-name="T32">pedestrians</text:span></text:p>
        </text:list-item>
        <text:list-item>
          <text:p text:style-name="P28">Increased SC in specific scenarios, etc..</text:p>
        </text:list-item>
      </text:list>
      <text:p text:style-name="Text_20_body"/>
      <text:p text:style-name="P1">Main Movement Loop</text:p>
      <text:p text:style-name="P22">MR have 2 modes of movement: on moped and off the moped.</text:p>
      <text:p text:style-name="Heading_20_3">Off the moped</text:p>
      <text:p text:style-name="P11">MR can stand still and move at a walking pace along the sidewalk with other pedestrians, dragging their moped with them. If an enemy <text:span text:style-name="T34">that is above MR dissing SC </text:span>spots MR <text:span text:style-name="T33">(is within spotting range)</text:span>, they will move to intercept and start a <text:span text:style-name="T22">traffic conflict</text:span><text:span text:style-name="T24">. </text:span><text:span text:style-name="T26">MR can create conflict with other pedestrians as well by </text:span><text:span text:style-name="T23">flipping the bird</text:span><text:span text:style-name="T26"> at them. </text:span><text:span text:style-name="T25">While off the moped, any conflict resolution will not involve damaging the moped itself (since it technically wasnt involved).</text:span></text:p>
      <text:p text:style-name="P15">MR must be off their moped to apply their medkit and help themselves heal from a bad fight.</text:p>
      <text:p text:style-name="P16">MR can switch anytime to be on the moped. This will take them to the nearest road automatically.</text:p>
      <text:p text:style-name="P16"/>
      <text:p text:style-name="Heading_20_3">On the moped</text:p>
      <text:p text:style-name="P12">MR moves continuously through traffic at the roads set <text:span text:style-name="T22">minimum cruise speed</text:span><text:span text:style-name="T24">. Roads also have a </text:span><text:span text:style-name="T22">maximum allowed driving speed</text:span><text:span text:style-name="T24">. Going above this speed limit lets MR earn SC for driving. </text:span></text:p>
      <text:p text:style-name="P8"><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11">traffic </text:span><text:span text:style-name="T12">conflict </text:span><text:span text:style-name="T3">with the </text:span><text:span text:style-name="T4">people in the </text:span><text:span text:style-name="T3">vehicle.</text:span></text:p>
      <text:p text:style-name="P10"><text:span text:style-name="T3">W</text:span><text:span text:style-name="T1">hile in traffic, MR can try </text:span><text:span text:style-name="T10">flipping the bird</text:span><text:span text:style-name="T5"> at a car. This adds SC, but the car might stop to intercept MR and cause a </text:span><text:span text:style-name="T10">traffic conflict</text:span><text:span text:style-name="T5">. </text:span><text:span text:style-name="T6">MR should avoid the car once the bird has been flipped in order to get away scot free.</text:span></text:p>
      <text:p text:style-name="P9"><text:span text:style-name="T6">MR can move to drive on the sidewalk instead of using the road. This helps avoid any traffic, but </text:span><text:span text:style-name="T7">is more crowded with pedestrians and other obstacles</text:span><text:span text:style-name="T6">. </text:span><text:span text:style-name="T3">While on the sid</text:span><text:span text:style-name="T9">e</text:span><text:span text:style-name="T3">walk, </text:span><text:span text:style-name="T9">some </text:span><text:span text:style-name="T3">pedestrians will jump out of the way of MR moped, but some will not </text:span><text:span text:style-name="T8">(like enemies)</text:span><text:span text:style-name="T3">, leading to </text:span><text:span text:style-name="T13">traffic conflicts</text:span><text:span text:style-name="T3">. </text:span><text:span text:style-name="T8">When the pedestrian is hit, the moped might also get damaged. </text:span><text:span text:style-name="T9">When a sidewalk fixture is hit, such as a bench or lamp post, the moped gets damaged with no conflict.</text:span></text:p>
      <text:p text:style-name="P4">Traffic Conflict Resolving</text:p>
      <text:p text:style-name="P6">Conflicts with other members of traffic can be resolved by</text:p>
      <text:list xml:id="list3381599731" text:style-name="L5">
        <text:list-item>
          <text:p text:style-name="P29">Bribing the person (costs money)</text:p>
        </text:list-item>
        <text:list-item>
          <text:p text:style-name="P29">Dismissing the person (requires certain amount of SC collected, <text:span text:style-name="T30">could evolve into fighting</text:span>)</text:p>
        </text:list-item>
        <text:list-item>
          <text:p text:style-name="P29">Fighting the person (<text:span text:style-name="T41">evolved from non-effective dissing)</text:span></text:p>
        </text:list-item>
      </text:list>
      <text:p text:style-name="Text_20_body"><text:soft-page-break/></text:p>
      <text:p text:style-name="P4">Boss battles</text:p>
      <text:p text:style-name="P6">After every few deliveries, a conflicting party will notice MR work ethic and try to get rid of them. </text:p>
      <text:p text:style-name="P6">If MR manages to overcome the obstacles presented, their moped will gain a permanent upgrade and this will freeze MR SC points to not fall below a specific minimum</text:p>
      <text:p text:style-name="Text_20_body"/>
      <text:p text:style-name="P4">Turbo</text:p>
      <text:p text:style-name="P6">Once acquired, the turbo ability allows MR to go into higher speeds at expense of maneuverability for a short period of time a limited number of times per delivery.</text:p>
      <text:p text:style-name="P6">Turbo allows covering a large<text:span text:style-name="T18">r</text:span> section of delivery route in a short<text:span text:style-name="T19">er</text:span> amount of time, but avoids conflicts with pedestrians and makes vehicle traffic harder to avoid </text:p>
      <text:p text:style-name="P6"/>
      <text:p text:style-name="P19">Dissing Engine</text:p>
      <text:p text:style-name="P37">Disses are stored in a resources JSON file <text:span text:style-name="T40">that includes possible diss structures for the possible enemy ty</text:span><text:span text:style-name="T27">pes.</text:span></text:p>
      <text:p text:style-name="P38"><text:span text:style-name="T24">An enemy can have 3 </text:span><text:span text:style-name="T28">levels</text:span><text:span text:style-name="T24"> of disses applied to it:</text:span></text:p>
      <text:list xml:id="list1193406976" text:style-name="L6">
        <text:list-item>
          <text:p text:style-name="P39"><text:span text:style-name="T24">effective diss, this will make them go away without conflict, reuqires lots of SC</text:span></text:p>
        </text:list-item>
        <text:list-item>
          <text:p text:style-name="P39"><text:span text:style-name="T24">aggressive diss, this requires less SC so conflict resolution will still be a fight, but with advantage to MR</text:span></text:p>
        </text:list-item>
        <text:list-item>
          <text:p text:style-name="P39"><text:span text:style-name="T24">lame diss, requires least SC, fight enemy without advantage</text:span></text:p>
        </text:list-item>
      </text:list>
      <text:p text:style-name="P40">MR will chose the most effective available diss type for the current enemy given the gathered SC.</text:p>
      <text:p text:style-name="P17"/>
      <text:p text:style-name="P20">Flipping the Bird</text:p>
      <text:p text:style-name="P13">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4">Holding the bird flipped with a specific target in the flip zone will earn MR some SC points, but might make the other party involved either aggressive or scared. Aggressive parties will try to move towards MR and instigate CONFLICT, while scared parties will try to run out of the flipping zone.</text:p>
      <text:p text:style-name="P13">If the bird is flipped on foot, some people might approach MR and start a conflict. MR can try to evade the conflict by starting to move onto their moped and down into traffic, although that takes time.</text:p>
      <text:p text:style-name="P13">If the bird is flipped at a car, the dirver can try to slow down or even reverse in order to hit MR <text:soft-page-break/>with their vehicle</text:p>
      <text:p text:style-name="P18">Once a conflict has <text:span text:style-name="T38">resolved</text:span>, that member of traffic will avoid further conflict with MR, <text:span text:style-name="T39">which should discourage repeat offence grinding (they will leave the screen)</text:span></text:p>
      <text:p text:style-name="Heading_20_2">Stages</text:p>
      <text:p text:style-name="P34">The stages are fixed created beforehand with predefined placement of units and props</text:p>
      <text:p text:style-name="P35">Some stage blocks offer both moped and foot traversal options (road with sidewalk), some only offer road options (highway), some only offer foot options (park area). In those cases, the corresponding other state is disabled in these areas, forcing limited traversal</text:p>
      <text:p text:style-name="P36">trying to leave stage through its start invokes shout from manager</text:p>
      <text:p text:style-name="P36">trying to leave stage through its end will check if MR have enough SC earned on this stage in the allotted time limit. If MR dont have enugh SC earned with more time remaining to earn it, a dialogue will inform of this and offer to turn the moped around back into the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6-13T23:48:01.968832822</dc:date>
    <meta:editing-duration>P29DT15H2M43S</meta:editing-duration>
    <meta:editing-cycles>62</meta:editing-cycles>
    <meta:document-statistic meta:table-count="0" meta:image-count="0" meta:object-count="0" meta:page-count="8" meta:paragraph-count="73" meta:word-count="1393" meta:character-count="7787" meta:non-whitespace-character-count="6478"/>
  </office:meta>
</office:document-meta>
</file>